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0243" officeooo:paragraph-rsid="001b0243"/>
    </style:style>
    <style:style style:name="P2" style:family="paragraph" style:parent-style-name="Standard">
      <style:text-properties officeooo:rsid="001b7d85" officeooo:paragraph-rsid="001b7d85"/>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T1"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cê está insatisfeito com a sua vida, seu relacionamento, seu trabalho e forma física, e sempre pensa em mudar, mas nunca deixa de procrastinar?</text:p>
      <text:p text:style-name="P2"/>
      <text:p text:style-name="P2">Acontece com muitas pessoas. A infelicidade com a própria vida causa um desgaste emocional severo, que pode inclusive começar a afetar a saúde psicológica e mesmo física depois de um tempo.</text:p>
      <text:p text:style-name="P2"/>
      <text:p text:style-name="P2">Você não está sozinho. É natural que no meio da loucura do dia a dia deixemos para depois, nunca colocando em prática os nossos planos para melhorar os nossos próprios problemas.</text:p>
      <text:p text:style-name="P2"/>
      <text:p text:style-name="P2">Saiba como deixar de se sabotar. Siga esses passos simples, e veja a sua vida dar uma guinada em pouquíssimo tempo. Você verá a diferença.</text:p>
      <text:p text:style-name="P2"/>
      <text:p text:style-name="P2">- Primeiro passo: Saiba o que você quer mudar.</text:p>
      <text:p text:style-name="P2"/>
      <text:p text:style-name="P2">Você precisa identificar exatamente o quê está te incomodando para saber então o que precisa de melhorias.</text:p>
      <text:p text:style-name="P2"/>
      <text:p text:style-name="P2">Caso essa resposta não venha automaticamente à sua cabeça, faça um exercício: pense em você mesmo daqui a um ano.</text:p>
      <text:p text:style-name="P2"/>
      <text:p text:style-name="P2">Onde você pretende estar? Qual é a grande mudança que você mais espera que tenha acontecido até lá? O que você gostaria de estar vivendo?</text:p>
      <text:p text:style-name="P2"/>
      <text:p text:style-name="P2">Pode ser um emprego melhor, o corpo dos seus sonhos, começar um negócio, um relacionamento mais saudável.</text:p>
      <text:p text:style-name="P2"/>
      <text:p text:style-name="P2">Sabendo identificar o que você espera para esse futuro breve, você saberá qual é o seu problema de agora, aquilo que separa você dessa conquista.</text:p>
      <text:p text:style-name="P2"/>
      <text:p text:style-name="P2">- Segundo passo: Depois de identificar o seu objetivo, não busque um atalho </text:p>
      <text:p text:style-name="P2"/>
      <text:p text:style-name="P2">Infelizmente, nenhuma grande conquista acontece de uma hora para outra, muito menos de maneira fácil.</text:p>
      <text:p text:style-name="P2"/>
      <text:p text:style-name="P2">Toda transformação exige um processo, e esse processo deve ser valorizado, porque é tão importante quanto o resultado final. Nada de atalhos.</text:p>
      <text:p text:style-name="P2"/>
      <text:p text:style-name="P2">Não trate a sua mudança como algo temporário, que você está fazendo apenas até chegar ao resultado final. Isso é um indicativo de fracasso, e cedo ou tarde você provavelmente se encontrará na mesma situação outra vez.</text:p>
      <text:p text:style-name="P2"/>
      <text:p text:style-name="P2">A sua mudança precisa ser no seu estilo de vida, e não pontual. Não é um evento, e sim um exercício diário.</text:p>
      <text:p text:style-name="P2"/>
      <text:p text:style-name="P2">Você só será uma pessoa econômica, com um fundo guardado para intercorrências na vida, se fizer disso um estilo de vida. O mesmo vale para alimentação saudável, exercícios físicos, estudos, e todo o resto. Não se pode encarar aquela rotina como algo que vai acabar depois de um tempo, até que você possa retornar à sua zona de conforto.</text:p>
      <text:p text:style-name="P2"/>
      <text:p text:style-name="P2">A sua ação todos os dias, se houver foco, vai se transformar em uma repetição que será natural para você.</text:p>
      <text:p text:style-name="P2"><text:soft-page-break/></text:p>
      <text:p text:style-name="P2">Não acredite em nenhuma forma milagrosa de atingir o seu objetivo de um dia para o outro. Tenha paciência.</text:p>
      <text:p text:style-name="P2"/>
      <text:p text:style-name="P2">Seguindo esse processo de forma correta, você não irá demorar a ver os primeiros resultados, não precisa ter pressa.</text:p>
      <text:p text:style-name="P2"/>
      <text:p text:style-name="P2">- Terceiro Passo: Transforme o seu plano em algo palpável </text:p>
      <text:p text:style-name="P2"/>
      <text:p text:style-name="P2">É importante que o seu objetivo seja mensurável, por exemplo, se você deseja mudar a sua forma física, trace quantos quilos precisa perder ou ganhar.</text:p>
      <text:p text:style-name="P2"/>
      <text:p text:style-name="P2">Se deseja guardar dinheiro para realizar um sonho, fazer uma viagem, saiba exatamente de quanto dinheiro você precisa e deixe claro esse número.</text:p>
      <text:p text:style-name="P2"/>
      <text:p text:style-name="P2">Isso é muito importante, porque você passa a conseguir medir o seu progresso e o quanto falta para o seu objetivo. Caso você não consiga mensurar nada, então o seu estilo de vida não irá mudar.</text:p>
      <text:p text:style-name="P2"/>
      <text:p text:style-name="P2">- Quarto passo: trabalhe para o seu objetivo todos os dias</text:p>
      <text:p text:style-name="P2"/>
      <text:p text:style-name="P2">Tudo o que se deseja adotar como um estilo de vida, precisa ser diário, afinal nós vivemos todos os dias.</text:p>
      <text:p text:style-name="P2"/>
      <text:p text:style-name="P2">Inclua o seu objetivo na sua rotina, ou seja, todos os dias faça alguma coisa em prol de conquistá-lo. Como já dito anteriormente, o processo é tão importante quanto o resultado, então valorize-o em cada dia.</text:p>
      <text:p text:style-name="P2"/>
      <text:p text:style-name="P2">Tenha foco, mantenha aquilo em mente, e depois de poucos dias será natural: você estará montando toda a sua rotina de acordo com o seu objetivo. </text:p>
      <text:p text:style-name="P2"/>
      <text:p text:style-name="P2">Se houver dificuldade em iniciar com tarefas diárias logo de cara, comece com algo semanal, depois a cada dois dias, até que todos os dias você fará algo voltado para o seu progresso. </text:p>
      <text:p text:style-name="P2"/>
      <text:p text:style-name="P2">Tudo que exige mais esforço trará maiores resultados. Se uma pessoa se exercitar todos os dias, ela chegará ao seu objetivo físico mais depressa que outra pessoa que se exercite duas vezes na semana. É um cálculo simples, e vale para tudo.</text:p>
      <text:p text:style-name="P2"/>
      <text:p text:style-name="P2">Se você quer abrir o seu negócio e precisa de dinheiro, comece economizando no churrasco para os amigos mensal, depois na saída semanal, e por fim passe a economizar todos os dias, guardando troco do almoço, deixando de comprar pequenos supérfluos.</text:p>
      <text:p text:style-name="P2"/>
      <text:p text:style-name="P2">Caso você queira salvar o seu casamento, encontre brechas para trabalhar nisso todos os dias. Não deixe de trabalhar no seu objetivo um único dia sequer, porque além de retardar o seu sucesso, isso fará a sua mente perder o foco.</text:p>
      <text:p text:style-name="P2"/>
      <text:p text:style-name="P2">Não significa que será algo difícil ou desagradável, pelo contrário, qualquer rotina que seja mais saudável vai apresentar resultados benéficos de imediato, e de forma natural esse novo comportamento passará a ser instin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8:40:32.111000000</meta:creation-date>
    <dc:date>2017-08-29T18:55:17.430000000</dc:date>
    <meta:editing-duration>PT14M48S</meta:editing-duration>
    <meta:editing-cycles>5</meta:editing-cycles>
    <meta:generator>LibreOffice/5.2.2.2$Windows_x86 LibreOffice_project/8f96e87c890bf8fa77463cd4b640a2312823f3ad</meta:generator>
    <meta:document-statistic meta:table-count="0" meta:image-count="0" meta:object-count="0" meta:page-count="2" meta:paragraph-count="32" meta:word-count="827" meta:character-count="4792" meta:non-whitespace-character-count="3993"/>
  </office:meta>
</office:document-meta>
</file>